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a5a44" officeooo:paragraph-rsid="000a5a4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74368" officeooo:paragraph-rsid="001c348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e2b13" officeooo:paragraph-rsid="000e2b1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a5a44" officeooo:paragraph-rsid="000a5a4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bf7ca" officeooo:paragraph-rsid="000bf7c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e2b13" officeooo:paragraph-rsid="000e2b1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5b25b" officeooo:paragraph-rsid="0015b25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officeooo:rsid="000a5a44" officeooo:paragraph-rsid="000a5a44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officeooo:rsid="000a5a44" officeooo:paragraph-rsid="00110cff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e2b13" officeooo:paragraph-rsid="000e2b1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74368" officeooo:paragraph-rsid="0017436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Hack" fo:font-size="10pt" fo:font-weight="normal" officeooo:rsid="0015b25b" officeooo:paragraph-rsid="0015b25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Hack" fo:font-size="10pt" fo:font-weight="normal" officeooo:rsid="0016930e" officeooo:paragraph-rsid="0016930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Hack" fo:font-size="10pt" fo:font-weight="normal" officeooo:rsid="00174368" officeooo:paragraph-rsid="0017436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Hack" fo:font-size="10pt" fo:font-weight="normal" officeooo:rsid="000e2b13" officeooo:paragraph-rsid="000e2b1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Hack" fo:font-size="10pt" fo:font-weight="normal" officeooo:rsid="000db2c3" officeooo:paragraph-rsid="000db2c3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c348b" officeooo:paragraph-rsid="001c348b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c348b" officeooo:paragraph-rsid="001c348b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74368" officeooo:paragraph-rsid="001fbd42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74368" officeooo:paragraph-rsid="0021a3a6" style:font-size-asian="12.25pt" style:font-weight-asian="normal" style:font-size-complex="14pt" style:font-weight-complex="normal"/>
    </style:style>
    <style:style style:name="T1" style:family="text">
      <style:text-properties officeooo:rsid="000e2b13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fo:font-weight="bold" officeooo:rsid="000e2b13" style:font-weight-asian="bold" style:font-weight-complex="bold"/>
    </style:style>
    <style:style style:name="T5" style:family="text">
      <style:text-properties fo:color="#c9211e" loext:opacity="100%" officeooo:rsid="0019b711"/>
    </style:style>
    <style:style style:name="T6" style:family="text">
      <style:text-properties fo:color="#c9211e" loext:opacity="100%" officeooo:rsid="001fbd42"/>
    </style:style>
    <style:style style:name="T7" style:family="text">
      <style:text-properties fo:color="#c9211e" loext:opacity="100%" officeooo:rsid="001a5939"/>
    </style:style>
    <style:style style:name="T8" style:family="text">
      <style:text-properties fo:color="#c9211e" loext:opacity="100%" officeooo:rsid="001b6b5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2744c"/>
    </style:style>
    <style:style style:name="T11" style:family="text">
      <style:text-properties officeooo:rsid="00131c12"/>
    </style:style>
    <style:style style:name="T12" style:family="text">
      <style:text-properties officeooo:rsid="0015b25b"/>
    </style:style>
    <style:style style:name="T13" style:family="text">
      <style:text-properties officeooo:rsid="001819e8"/>
    </style:style>
    <style:style style:name="T14" style:family="text">
      <style:text-properties officeooo:rsid="0019b711"/>
    </style:style>
    <style:style style:name="T15" style:family="text">
      <style:text-properties officeooo:rsid="001a5939"/>
    </style:style>
    <style:style style:name="T16" style:family="text">
      <style:text-properties officeooo:rsid="001b6b57"/>
    </style:style>
    <style:style style:name="T17" style:family="text">
      <style:text-properties officeooo:rsid="001c348b"/>
    </style:style>
    <style:style style:name="T18" style:family="text">
      <style:text-properties officeooo:rsid="001f26a2"/>
    </style:style>
    <style:style style:name="T19" style:family="text">
      <style:text-properties officeooo:rsid="001fbd42"/>
    </style:style>
    <style:style style:name="T20" style:family="text">
      <style:text-properties officeooo:rsid="0021a3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<text:span text:style-name="T1">Form</text:span></text:p>
      <text:p text:style-name="P1"/>
      <text:p text:style-name="P4">1. UI Requirement</text:p>
      <text:p text:style-name="P8">- 1 TextBox Username</text:p>
      <text:p text:style-name="P8">- 1 TextBox Password</text:p>
      <text:p text:style-name="P9">- 1 Login Button</text:p>
      <text:p text:style-name="P9">- 1 Signup <text:span text:style-name="T9">Button</text:span></text:p>
      <text:p text:style-name="P5">2. Behaviour</text:p>
      <text:p text:style-name="P15">If <text:span text:style-name="T3">Signup Button</text:span> is clicked</text:p>
      <text:p text:style-name="P15"><text:tab/>Display Signup screen</text:p>
      <text:p text:style-name="P15"/>
      <text:p text:style-name="P16">If <text:span text:style-name="T3">TextBox Username</text:span> or <text:span text:style-name="T3">TextBox Password</text:span> is <text:span text:style-name="T1">e</text:span>mpty</text:p>
      <text:p text:style-name="P16"><text:tab/>Disable <text:span text:style-name="T3">Login Button</text:span></text:p>
      <text:p text:style-name="P16">Else</text:p>
      <text:p text:style-name="P16"><text:tab/><text:span text:style-name="T1">If </text:span><text:span text:style-name="T3">Enter </text:span><text:span text:style-name="T4">K</text:span><text:span text:style-name="T3">ey</text:span> is <text:span text:style-name="T1">p</text:span>ressed or <text:span text:style-name="T3">Login Button</text:span> is <text:span text:style-name="T1">c</text:span>licked</text:p>
      <text:p text:style-name="P16"><text:tab/><text:tab/>If Username is <text:span text:style-name="T1">e</text:span>xist in database</text:p>
      <text:p text:style-name="P16"><text:tab/><text:tab/><text:tab/><text:span text:style-name="T1">If Password is valid</text:span></text:p>
      <text:p text:style-name="P16"><text:tab/><text:tab/><text:tab/><text:tab/><text:span text:style-name="T1">Determine User’s role</text:span></text:p>
      <text:p text:style-name="P16"><text:tab/><text:tab/><text:tab/><text:tab/><text:span text:style-name="T1">Display User’s dashboard based on User’s role</text:span></text:p>
      <text:p text:style-name="P16"><text:tab/><text:tab/><text:tab/><text:span text:style-name="T1">Else</text:span></text:p>
      <text:p text:style-name="P16"><text:tab/><text:tab/><text:tab/><text:tab/><text:span text:style-name="T1">Display Message “Login failed”</text:span></text:p>
      <text:p text:style-name="P16"><text:tab/><text:tab/><text:span text:style-name="T1">Else</text:span></text:p>
      <text:p text:style-name="P16"><text:tab/><text:tab/><text:tab/><text:span text:style-name="T1">Display Message “Login failed”</text:span></text:p>
      <text:p text:style-name="P10"/>
      <text:p text:style-name="P3">Signup Form</text:p>
      <text:p text:style-name="P3"/>
      <text:p text:style-name="P6">1. UI Requirement</text:p>
      <text:p text:style-name="P10">- <text:span text:style-name="T10">1 TextBox Username</text:span></text:p>
      <text:p text:style-name="P10">- <text:span text:style-name="T10">1 TextBox Password</text:span></text:p>
      <text:p text:style-name="P10">- <text:span text:style-name="T10">1 TextBox Re-enter Password</text:span></text:p>
      <text:p text:style-name="P10">- <text:span text:style-name="T10">1 </text:span><text:span text:style-name="T11">ComboBox Role</text:span></text:p>
      <text:p text:style-name="P10">- <text:span text:style-name="T13">1 TextBox ID</text:span></text:p>
      <text:p text:style-name="P10">- <text:span text:style-name="T12">1 Create Button</text:span></text:p>
      <text:p text:style-name="P10">- <text:span text:style-name="T12">1 Cancel Button</text:span></text:p>
      <text:p text:style-name="P7">2. Behaviour</text:p>
      <text:p text:style-name="P12">If <text:span text:style-name="T2">Cancel Button</text:span> is clicked</text:p>
      <text:p text:style-name="P12"><text:tab/>Close Signup Form</text:p>
      <text:p text:style-name="P12"/>
      <text:p text:style-name="P12"><text:span text:style-name="T2">ComboBox Role</text:span> load data from <text:span text:style-name="T2">Role</text:span><text:span text:style-name="T5">ForSignup</text:span><text:span text:style-name="T2"> table</text:span> in Database</text:p>
      <text:p text:style-name="P12">Display member of <text:span text:style-name="T2">ComboBox Role</text:span> is “description”</text:p>
      <text:p text:style-name="P12">Value member of <text:span text:style-name="T2">ComboBox Role</text:span> is “roleID”</text:p>
      <text:p text:style-name="P12"><text:span text:style-name="T2">ComboBox </text:span><text:span text:style-name="T6">Role</text:span><text:span text:style-name="T19"> </text:span>have default value 2 – Student</text:p>
      <text:p text:style-name="P12"/>
      <text:p text:style-name="P13"><text:span text:style-name="T2">All TextBoxs</text:span> must be filled, if not</text:p>
      <text:p text:style-name="P13"><text:tab/>Disable <text:span text:style-name="T2">Create Button</text:span></text:p>
      <text:p text:style-name="P14">Else</text:p>
      <text:p text:style-name="P14"><text:tab/>If <text:span text:style-name="T2">Enter Key</text:span> is pressed or <text:span text:style-name="T2">Create Button</text:span> is clicked</text:p>
      <text:p text:style-name="P14"><text:tab/><text:tab/><text:span text:style-name="T15">Check whether Username is exist in Database, if not</text:span></text:p>
      <text:p text:style-name="P14"><text:soft-page-break/><text:tab/><text:tab/><text:tab/>Check whether <text:span text:style-name="T2">Password</text:span> and <text:span text:style-name="T2">Re-enter Password</text:span> is the same, if not</text:p>
      <text:p text:style-name="P14"><text:tab/><text:tab/><text:tab/><text:tab/>Display Message “Passwords didn’t match. Try again.”</text:p>
      <text:p text:style-name="P14"><text:tab/><text:tab/><text:tab/>Else</text:p>
      <text:p text:style-name="P14"><text:tab/><text:tab/><text:tab/><text:tab/><text:span text:style-name="T15">Check whether </text:span><text:span text:style-name="T7">ID</text:span><text:span text:style-name="T15"> is exist in Database, if not</text:span></text:p>
      <text:p text:style-name="P14"><text:tab/><text:tab/><text:tab/><text:tab/><text:tab/><text:span text:style-name="T15">Display Message “ID does not exist”</text:span></text:p>
      <text:p text:style-name="P14"><text:tab/><text:tab/><text:tab/><text:tab/><text:span text:style-name="T15">Else</text:span></text:p>
      <text:p text:style-name="P14"><text:tab/><text:tab/><text:tab/><text:tab/><text:tab/><text:span text:style-name="T16">Write </text:span><text:span text:style-name="T8">Username, Password, Role</text:span><text:span text:style-name="T16"> to table User</text:span></text:p>
      <text:p text:style-name="P14"><text:tab/><text:tab/><text:tab/><text:tab/><text:tab/><text:span text:style-name="T16">If Role is </text:span><text:span text:style-name="T8">Student</text:span></text:p>
      <text:p text:style-name="P14"><text:tab/><text:tab/><text:tab/><text:tab/><text:tab/><text:tab/><text:span text:style-name="T16">Write Username, ID to table StudentUser</text:span></text:p>
      <text:p text:style-name="P14"><text:tab/><text:tab/><text:tab/><text:tab/><text:tab/><text:span text:style-name="T16">Else</text:span></text:p>
      <text:p text:style-name="P14"><text:tab/><text:tab/><text:tab/><text:tab/><text:tab/><text:tab/><text:span text:style-name="T16">Write Username, ID to table TeacherUser</text:span></text:p>
      <text:p text:style-name="P14"><text:tab/><text:tab/><text:span text:style-name="T16">Else</text:span></text:p>
      <text:p text:style-name="P14"><text:tab/><text:tab/><text:tab/><text:span text:style-name="T16">Display Message “Username already exist. Try other Username.”</text:span></text:p>
      <text:p text:style-name="P11"/>
      <text:p text:style-name="P17">Dashboard for Teacher and Student</text:p>
      <text:p text:style-name="P2"/>
      <text:p text:style-name="P18">1. UI requirement</text:p>
      <text:p text:style-name="P18">- <text:span text:style-name="T18">1 Take Quiz Button</text:span></text:p>
      <text:p text:style-name="P18">- <text:span text:style-name="T18">1 User’s Profile Button</text:span></text:p>
      <text:p text:style-name="P18">- <text:span text:style-name="T18">1 Practice Button</text:span></text:p>
      <text:p text:style-name="P18">- <text:span text:style-name="T18">1 Contribute Question Button</text:span></text:p>
      <text:p text:style-name="P18">- <text:span text:style-name="T18">1 Question Manage</text:span><text:span text:style-name="T19">ment</text:span><text:span text:style-name="T18"> Button</text:span></text:p>
      <text:p text:style-name="P18">- <text:span text:style-name="T18">1 Quiz Manage</text:span><text:span text:style-name="T19">ment</text:span><text:span text:style-name="T18"> Button</text:span></text:p>
      <text:p text:style-name="P18">- <text:span text:style-name="T18">1 </text:span><text:span text:style-name="T19">Exam Management Button</text:span></text:p>
      <text:p text:style-name="P18">- <text:span text:style-name="T19">1 Student Management Button</text:span></text:p>
      <text:p text:style-name="P19"><text:span text:style-name="T17">2. Behaviour</text:span></text:p>
      <text:p text:style-name="P19"><text:span text:style-name="T19">If User’s role is Student</text:span></text:p>
      <text:p text:style-name="P20"><text:span text:style-name="T19"><text:tab/>Make all Management Buttons </text:span><text:span text:style-name="T20">invisible</text:span></text:p>
      <text:p text:style-name="P20"><text:span text:style-name="T20">Press Button will open corresponding Form</text:span><text:span text:style-name="T19"> </text:span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11:45:19.461593340</meta:creation-date>
    <dc:date>2020-12-21T21:47:10.564913460</dc:date>
    <meta:editing-duration>PT1H37M24S</meta:editing-duration>
    <meta:editing-cycles>21</meta:editing-cycles>
    <meta:generator>LibreOffice/7.0.4.2$Linux_X86_64 LibreOffice_project/00$Build-2</meta:generator>
    <meta:document-statistic meta:table-count="0" meta:image-count="0" meta:object-count="0" meta:page-count="2" meta:paragraph-count="69" meta:word-count="320" meta:character-count="1918" meta:non-whitespace-character-count="1572"/>
  </office:meta>
</office:document-meta>
</file>